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4cbe" officeooo:paragraph-rsid="000e4cbe"/>
    </style:style>
    <style:style style:name="P2" style:family="paragraph" style:parent-style-name="Standard">
      <style:paragraph-properties fo:text-align="center" style:justify-single-word="false"/>
      <style:text-properties fo:font-size="20pt" officeooo:rsid="000e4cbe" officeooo:paragraph-rsid="000e4cbe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officeooo:rsid="000feb7b" officeooo:paragraph-rsid="000feb7b"/>
    </style:style>
    <style:style style:name="P4" style:family="paragraph" style:parent-style-name="Standard">
      <style:paragraph-properties fo:text-align="start" style:justify-single-word="false"/>
      <style:text-properties officeooo:rsid="000feb7b" officeooo:paragraph-rsid="001924cb"/>
    </style:style>
    <style:style style:name="P5" style:family="paragraph" style:parent-style-name="Standard">
      <style:paragraph-properties fo:text-align="start" style:justify-single-word="false"/>
      <style:text-properties officeooo:rsid="000feb7b" officeooo:paragraph-rsid="001a57e2"/>
    </style:style>
    <style:style style:name="P6" style:family="paragraph" style:parent-style-name="Standard">
      <style:paragraph-properties fo:text-align="start" style:justify-single-word="false"/>
      <style:text-properties officeooo:rsid="000feb7b" officeooo:paragraph-rsid="001c31f4"/>
    </style:style>
    <style:style style:name="P7" style:family="paragraph" style:parent-style-name="Standard">
      <style:paragraph-properties fo:text-align="start" style:justify-single-word="false"/>
      <style:text-properties officeooo:rsid="000e4cbe" officeooo:paragraph-rsid="0014188c"/>
    </style:style>
    <style:style style:name="P8" style:family="paragraph" style:parent-style-name="Standard">
      <style:paragraph-properties fo:text-align="start" style:justify-single-word="false" fo:break-before="page"/>
      <style:text-properties officeooo:rsid="000e4cbe" officeooo:paragraph-rsid="0014188c"/>
    </style:style>
    <style:style style:name="P9" style:family="paragraph" style:parent-style-name="Standard">
      <style:paragraph-properties fo:text-align="start" style:justify-single-word="false"/>
      <style:text-properties officeooo:rsid="000e4cbe" officeooo:paragraph-rsid="001924cb"/>
    </style:style>
    <style:style style:name="P10" style:family="paragraph" style:parent-style-name="Standard">
      <style:paragraph-properties fo:text-align="start" style:justify-single-word="false"/>
      <style:text-properties officeooo:rsid="000e4cbe" officeooo:paragraph-rsid="001d6c2d"/>
    </style:style>
    <style:style style:name="P11" style:family="paragraph" style:parent-style-name="Standard">
      <style:paragraph-properties fo:text-align="start" style:justify-single-word="false"/>
      <style:text-properties officeooo:rsid="0014188c" officeooo:paragraph-rsid="0014188c"/>
    </style:style>
    <style:style style:name="P12" style:family="paragraph" style:parent-style-name="Standard">
      <style:paragraph-properties fo:text-align="start" style:justify-single-word="false"/>
      <style:text-properties officeooo:rsid="0012603f" officeooo:paragraph-rsid="001924cb"/>
    </style:style>
    <style:style style:name="P13" style:family="paragraph" style:parent-style-name="Standard">
      <style:paragraph-properties fo:text-align="start" style:justify-single-word="false"/>
      <style:text-properties officeooo:rsid="00120a5e" officeooo:paragraph-rsid="001924cb"/>
    </style:style>
    <style:style style:name="P14" style:family="paragraph" style:parent-style-name="Standard">
      <style:paragraph-properties fo:text-align="start" style:justify-single-word="false"/>
      <style:text-properties officeooo:rsid="0016db41" officeooo:paragraph-rsid="001924cb"/>
    </style:style>
    <style:style style:name="P15" style:family="paragraph" style:parent-style-name="Standard">
      <style:paragraph-properties fo:text-align="start" style:justify-single-word="false"/>
      <style:text-properties officeooo:rsid="001924cb" officeooo:paragraph-rsid="001924cb"/>
    </style:style>
    <style:style style:name="P16" style:family="paragraph" style:parent-style-name="Standard">
      <style:paragraph-properties fo:text-align="start" style:justify-single-word="false"/>
      <style:text-properties officeooo:rsid="001a57e2" officeooo:paragraph-rsid="001a57e2"/>
    </style:style>
    <style:style style:name="P17" style:family="paragraph" style:parent-style-name="Standard">
      <style:paragraph-properties fo:text-align="start" style:justify-single-word="false"/>
      <style:text-properties officeooo:rsid="001a57e2" officeooo:paragraph-rsid="001c31f4"/>
    </style:style>
    <style:style style:name="P18" style:family="paragraph" style:parent-style-name="Standard">
      <style:paragraph-properties fo:text-align="start" style:justify-single-word="false"/>
      <style:text-properties officeooo:rsid="001c31f4" officeooo:paragraph-rsid="001c31f4"/>
    </style:style>
    <style:style style:name="P19" style:family="paragraph" style:parent-style-name="Standard">
      <style:paragraph-properties fo:text-align="start" style:justify-single-word="false"/>
      <style:text-properties officeooo:rsid="001d6c2d" officeooo:paragraph-rsid="001d6c2d"/>
    </style:style>
    <style:style style:name="T1" style:family="text">
      <style:text-properties officeooo:rsid="0014a189"/>
    </style:style>
    <style:style style:name="T2" style:family="text">
      <style:text-properties officeooo:rsid="001a57e2"/>
    </style:style>
    <style:style style:name="T3" style:family="text">
      <style:text-properties officeooo:rsid="001c31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hier des charges Arcadia</text:p>
      <text:p text:style-name="P1"/>
      <text:p text:style-name="P1"/>
      <text:p text:style-name="P1"/>
      <text:p text:style-name="P3">Nom du projet : PARCACHAT</text:p>
      <text:p text:style-name="P11">Front end : bootstrap, react, Vite</text:p>
      <text:p text:style-name="P11">Back-end : MySQL, nodeJS, API, Github Pages,</text:p>
      <text:p text:style-name="P11">Deploiement : Github pages</text:p>
      <text:p text:style-name="P3"/>
      <text:p text:style-name="P9"/>
      <text:p text:style-name="P15">########################</text:p>
      <text:p text:style-name="P15"># FRONT END</text:p>
      <text:p text:style-name="P15">########################</text:p>
      <text:p text:style-name="P13"># --- ACCUEIL</text:p>
      <text:p text:style-name="P15">HORAIRES</text:p>
      <text:p text:style-name="P15">BILLETERIE</text:p>
      <text:p text:style-name="P15">AVIS</text:p>
      <text:p text:style-name="P9"/>
      <text:p text:style-name="P15"># --- ANIMAL</text:p>
      <text:p text:style-name="P15">HISTOIRE</text:p>
      <text:p text:style-name="P15">ETAT ANIMAL</text:p>
      <text:p text:style-name="P15">GALLERIE</text:p>
      <text:p text:style-name="P15">VIDEO</text:p>
      <text:p text:style-name="P7"/>
      <text:p text:style-name="P15"># --- HABITAT</text:p>
      <text:p text:style-name="P15">HISTOIRE</text:p>
      <text:p text:style-name="P15">ETAT ANIMAL</text:p>
      <text:p text:style-name="P15">GALLERIE</text:p>
      <text:p text:style-name="P15">VIDEO</text:p>
      <text:p text:style-name="P9"/>
      <text:p text:style-name="P15">#####################</text:p>
      <text:p text:style-name="P15"># --- BACK END</text:p>
      <text:p text:style-name="P15">#####################</text:p>
      <text:p text:style-name="P18"># ELEMENT REDONDANT</text:p>
      <text:p text:style-name="P18">NEWSLETTER</text:p>
      <text:p text:style-name="P18">NAVBAR</text:p>
      <text:p text:style-name="P18">LANGUES</text:p>
      <text:p text:style-name="P18">FOOTER</text:p>
      <text:p text:style-name="P18"/>
      <text:p text:style-name="P4"><text:span text:style-name="T2"># ---</text:span><text:span text:style-name="T1">REDIGER UN </text:span>AVIS</text:p>
      <text:p text:style-name="P16">AVIS</text:p>
      <text:p text:style-name="P5"/>
      <text:p text:style-name="P4"><text:span text:style-name="T2"># --- </text:span>SERVICES</text:p>
      <text:p text:style-name="P16">GALLERIE</text:p>
      <text:p text:style-name="P16">TYPE DE SERVICES</text:p>
      <text:p text:style-name="P12"/>
      <text:p text:style-name="P12"><text:span text:style-name="T2"># ---</text:span>BILLETERIE</text:p>
      <text:p text:style-name="P16">NAVBAR BILLET</text:p>
      <text:p text:style-name="P16">TOUT LES BILLETS</text:p>
      <text:p text:style-name="P12"/>
      <text:p text:style-name="P12"><text:span text:style-name="T2"># --- </text:span>CATEGORIE DE BILLET</text:p>
      <text:p text:style-name="P16">CATEGORIE BILLET</text:p>
      <text:p text:style-name="P16"><text:soft-page-break/>MOTEUR DE RECHERCHE BILLET</text:p>
      <text:p text:style-name="P14"/>
      <text:p text:style-name="P14"><text:span text:style-name="T2"># --- </text:span>ARTICLE</text:p>
      <text:p text:style-name="P16">ARTICLE QUANTITÉ </text:p>
      <text:p text:style-name="P16">ARTICLE CALENDRIER</text:p>
      <text:p text:style-name="P16">BTN SUPPRIMER</text:p>
      <text:p text:style-name="P16">BTN AJOUTER AU PANIER</text:p>
      <text:p text:style-name="P16">BTN DATE</text:p>
      <text:p text:style-name="P16">QUESTIONS</text:p>
      <text:p text:style-name="P16">AUTRES TICKETS</text:p>
      <text:p text:style-name="P14"/>
      <text:p text:style-name="P12"><text:span text:style-name="T2"># --- </text:span>PANIER</text:p>
      <text:p text:style-name="P16">PANIER </text:p>
      <text:p text:style-name="P16">COUPON</text:p>
      <text:p text:style-name="P16">ACTIVITÉS VACANCES</text:p>
      <text:p text:style-name="P17">BTN SUPPRIMER INFO</text:p>
      <text:p text:style-name="P17">BTN CAISSE</text:p>
      <text:p text:style-name="P17">BTN COUPON</text:p>
      <text:p text:style-name="P18">BTN VACANCES</text:p>
      <text:p text:style-name="P6"/>
      <text:p text:style-name="P4"><text:span text:style-name="T3"># --- </text:span>CONNEXION</text:p>
      <text:p text:style-name="P18">FORMULAIRE</text:p>
      <text:p text:style-name="P18">MASCOTTE ANIMATION</text:p>
      <text:p text:style-name="P18">BTN MDP OUBLIÉ</text:p>
      <text:p text:style-name="P18"/>
      <text:p text:style-name="P6"><text:span text:style-name="T3"># --- </text:span>ESPACE UTILISATEUR</text:p>
      <text:p text:style-name="P19">NAVBAR CONSOLE</text:p>
      <text:p text:style-name="P19">CONSOLE</text:p>
      <text:p text:style-name="P19">HISTORIQUE</text:p>
      <text:p text:style-name="P19">CONNEXIONS</text:p>
      <text:p text:style-name="P19">FOOTER</text:p>
      <text:p text:style-name="P19">BTN <text:s/>COMPTE</text:p>
      <text:p text:style-name="P19">BTN EXPORTER</text:p>
      <text:p text:style-name="P10"/>
      <text:p text:style-name="P7"/>
      <text:p text:style-name="P7"># --- Monter une base de donnée</text:p>
      <text:p text:style-name="P7"># BDD MYSQL</text:p>
      <text:p text:style-name="P7">https://openclassrooms.com/fr/courses/6971126-implementez-vos-bases-de-donnees-relationnelles-avec-sql/7142285-implementez-des-relations-entre-vos-donnees</text:p>
      <text:p text:style-name="P7"/>
      <text:p text:style-name="P7"># ajouter les privileges root a un user MYSQL</text:p>
      <text:p text:style-name="P7">https://www.digitalocean.com/community/tutorials/how-to-create-a-new-user-and-grant-permissions-in-mysql</text:p>
      <text:p text:style-name="P7"/>
      <text:p text:style-name="P7"># BDD NODEJS EXPRESS MONGO</text:p>
      <text:p text:style-name="P7">https://openclassrooms.com/fr/courses/6390246-passez-au-full-stack-avec-node-js-express-et-mongodb</text:p>
      <text:p text:style-name="P7"/>
      <text:p text:style-name="P7"># BDD SUPABASE</text:p>
      <text:p text:style-name="P7"/>
      <text:p text:style-name="P7"># BDD SQLITE ON GITHUB</text:p>
      <text:p text:style-name="P7">https://phiresky.github.io/blog/2021/hosting-sqlite-databases-on-github-pages/</text:p>
      <text:p text:style-name="P7"><text:soft-page-break/></text:p>
      <text:p text:style-name="P7"># Rendre la base conforme a la norme ACID - resiste en cas de panne de courant ou un crash.</text:p>
      <text:p text:style-name="P7">https://www.geeksforgeeks.org/dbms/acid-properties-in-dbms/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# --- DEBUG</text:p>
      <text:p text:style-name="P7"># ERREUR NPM - EHOSTUNREACH</text:p>
      <text:p text:style-name="P7">npm i bootstrap@5.3.8</text:p>
      <text:p text:style-name="P7">npm ERR! request to https://registry.npmjs.org/bootstrap failed, reason: connect EHOSTUNREACH 2606:4700::6810:1e22:443</text:p>
      <text:p text:style-name="P7">PB LIÉ A L'ADDRESSE IPV6</text:p>
      <text:p text:style-name="P7"/>
      <text:p text:style-name="P7"># ERREUR NPM - RESOLUTION - clear cache NPM</text:p>
      <text:p text:style-name="P7">https://techdirectarchive.com/2023/07/08/how-to-fix-npm-install-hangs-on-sill-idealtree-builddeps/</text:p>
      <text:p text:style-name="P7">npm cache clear --force</text:p>
      <text:p text:style-name="P7">npm config set registry http://registry.npmjs.org</text:p>
      <text:p text:style-name="P7">Taches techniques</text:p>
      <text:p text:style-name="P7"/>
      <text:p text:style-name="P7"/>
      <text:p text:style-name="P8"/>
      <text:p text:style-name="P7"># --- les trucs Optionnel</text:p>
      <text:p text:style-name="P7"/>
      <text:p text:style-name="P7"># --- SEO ( Optionnel )</text:p>
      <text:p text:style-name="P7"># Fichier ROBOT.txt</text:p>
      <text:p text:style-name="P7">https://robots-txt.com/</text:p>
      <text:p text:style-name="P7"/>
      <text:p text:style-name="P7"># replication DNS </text:p>
      <text:p text:style-name="P7">https://www.whatsmydns.net/</text:p>
      <text:p text:style-name="P7"/>
      <text:p text:style-name="P7"># API tracker</text:p>
      <text:p text:style-name="P7">https://www.nightovvl.com/api-response-time-tracker/</text:p>
      <text:p text:style-name="P7"/>
      <text:p text:style-name="P7"># Chargement du site</text:p>
      <text:p text:style-name="P7">https://pagespeed.web.dev/</text:p>
      <text:p text:style-name="P7"/>
      <text:p text:style-name="P7"># analyse du traffic web</text:p>
      <text:p text:style-name="P7">https://www.debugbear.com/project/85257/rum/config?autoInit=true</text:p>
      <text:p text:style-name="P7"/>
      <text:p text:style-name="P7"/>
      <text:p text:style-name="P7"/>
      <text:p text:style-name="P7"># --- SECURITE ( Optionnel )</text:p>
      <text:p text:style-name="P7"># installer un WAF Cloudflare</text:p>
      <text:p text:style-name="P7">https://developers.cloudflare.com/waf/get-started/</text:p>
      <text:p text:style-name="P7"/>
      <text:p text:style-name="P7"># WAF anubis</text:p>
      <text:p text:style-name="P7">https://anubis.techaro.lol/docs/admin/installation</text:p>
      <text:p text:style-name="P7"/>
      <text:p text:style-name="P7"># reverse proxy apache</text:p>
      <text:p text:style-name="P7">https://tecadmin.net/setup-apache-reverse-proxy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1:37:48.722886730</meta:creation-date>
    <dc:date>2025-11-07T14:21:09.743980899</dc:date>
    <meta:editing-duration>PT3H28M23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4" meta:paragraph-count="110" meta:word-count="315" meta:character-count="2709" meta:non-whitespace-character-count="2503"/>
  </office:meta>
</office:document-meta>
</file>